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D00000145EB0AACAD.png" manifest:media-type="image/png"/>
  <manifest:file-entry manifest:full-path="Pictures/10000201000003E6000001F5AF6A9468.png" manifest:media-type="image/png"/>
  <manifest:file-entry manifest:full-path="Pictures/1000020100000510000002738DD0A5E1.png" manifest:media-type="image/png"/>
  <manifest:file-entry manifest:full-path="Pictures/100002010000053C0000018D9A140BDE.png" manifest:media-type="image/png"/>
  <manifest:file-entry manifest:full-path="Pictures/10000201000003DE000001DB78BF92E5.png" manifest:media-type="image/png"/>
  <manifest:file-entry manifest:full-path="Pictures/1000020100000508000002446F9E4E00.png" manifest:media-type="image/png"/>
  <manifest:file-entry manifest:full-path="Pictures/10000201000005240000025494C0C36F.png" manifest:media-type="image/png"/>
  <manifest:file-entry manifest:full-path="Pictures/100002010000053D00000280DDBC9F7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8.112cm" draw:z-index="0"><draw:image xlink:href="Pictures/100002010000053D00000280DDBC9F7C.png" xlink:type="simple" xlink:show="embed" xlink:actuate="onLoad"/></draw:frame></text:p>
      <text:p text:style-name="Standard"><draw:frame draw:style-name="fr1" draw:name="Imagem2" text:anchor-type="paragraph" svg:width="17cm" svg:height="7.698cm" draw:z-index="1"><draw:image xlink:href="Pictures/10000201000005240000025494C0C36F.png" xlink:type="simple" xlink:show="embed" xlink:actuate="onLoad"/></draw:frame></text:p>
      <text:p text:style-name="Standard"><draw:frame draw:style-name="fr1" draw:name="Imagem3" text:anchor-type="paragraph" svg:width="17cm" svg:height="8.223cm" draw:z-index="2"><draw:image xlink:href="Pictures/1000020100000510000002738DD0A5E1.png" xlink:type="simple" xlink:show="embed" xlink:actuate="onLoad"/></draw:frame></text:p>
      <text:p text:style-name="Standard"><draw:frame draw:style-name="fr1" draw:name="Imagem4" text:anchor-type="paragraph" svg:width="17cm" svg:height="7.654cm" draw:z-index="3"><draw:image xlink:href="Pictures/1000020100000508000002446F9E4E00.png" xlink:type="simple" xlink:show="embed" xlink:actuate="onLoad"/></draw:frame><text:soft-page-break/></text:p>
      <text:p text:style-name="Standard"><draw:frame draw:style-name="fr2" draw:name="Imagem5" text:anchor-type="paragraph" svg:x="0.026cm" svg:y="0.485cm" svg:width="17cm" svg:height="8.156cm" draw:z-index="4"><draw:image xlink:href="Pictures/10000201000003DE000001DB78BF92E5.png" xlink:type="simple" xlink:show="embed" xlink:actuate="onLoad"/></draw:frame></text:p>
      <text:p text:style-name="Standard"><draw:frame draw:style-name="fr2" draw:name="Imagem6" text:anchor-type="paragraph" svg:x="0.026cm" svg:y="0.676cm" svg:width="17cm" svg:height="8.534cm" draw:z-index="5"><draw:image xlink:href="Pictures/10000201000003E6000001F5AF6A9468.png" xlink:type="simple" xlink:show="embed" xlink:actuate="onLoad"/></draw:frame></text:p>
      <text:p text:style-name="Standard"><draw:frame draw:style-name="fr2" draw:name="Imagem7" text:anchor-type="paragraph" svg:x="0cm" svg:y="0.095cm" svg:width="17cm" svg:height="4.17cm" draw:z-index="6"><draw:image xlink:href="Pictures/100002010000052D00000145EB0AACAD.png" xlink:type="simple" xlink:show="embed" xlink:actuate="onLoad"/></draw:frame><text:soft-page-break/></text:p>
      <text:p text:style-name="Standard"><draw:frame draw:style-name="fr1" draw:name="Imagem8" text:anchor-type="paragraph" svg:width="17cm" svg:height="5.036cm" draw:z-index="7"><draw:image xlink:href="Pictures/100002010000053C0000018D9A140BD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09:52:42.857000000</meta:creation-date>
    <dc:date>2018-03-29T10:19:54.343000000</dc:date>
    <meta:editing-duration>P0D</meta:editing-duration>
    <meta:editing-cycles>2</meta:editing-cycles>
    <meta:generator>LibreOffice/4.2.5.2$Windows_x86 LibreOffice_project/6ff819b65674ae6c83f3cbab9e4a4c2b292a7a94</meta:generator>
    <meta:document-statistic meta:table-count="0" meta:image-count="8" meta:object-count="0" meta:page-count="3" meta:paragraph-count="0" meta:word-count="0" meta:character-count="0" meta:non-whitespace-character-count="0"/>
  </office:meta>
</office:document-meta>
</file>